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67mm"/>
    </style:style>
    <style:style style:name="co3" style:family="table-column">
      <style:table-column-properties fo:break-before="auto" style:column-width="21.01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11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121">
      <style:text-properties fo:font-weight="bold" style:font-weight-asian="bold" style:font-weight-complex="bold"/>
    </style:style>
    <style:style style:name="ce4" style:family="table-cell" style:parent-style-name="Default" style:data-style-name="N10121"/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style:font-size-asian="10pt" style:font-size-complex="10pt"/>
    </style:style>
    <style:style style:name="ce6" style:family="table-cell" style:parent-style-name="Default" style:data-style-name="N10122">
      <style:text-properties fo:font-weight="bold" style:font-weight-asian="bold" style:font-weight-complex="bold"/>
    </style:style>
    <style:style style:name="ce7" style:family="table-cell" style:parent-style-name="Default" style:data-style-name="N10122"/>
    <style:style style:name="ce8" style:family="table-cell" style:parent-style-name="Default" style:data-style-name="N1012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22"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ackground-color="#ffffcc"/>
    </style:style>
    <style:style style:name="ce12" style:family="table-cell" style:parent-style-name="Default" style:data-style-name="N122"/>
    <style:style style:name="ce13" style:family="table-cell" style:parent-style-name="Default" style:data-style-name="N122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ext-properties fo:color="#666666"/>
    </style:style>
    <style:style style:name="ce15" style:family="table-cell" style:parent-style-name="Default" style:data-style-name="N122">
      <style:text-properties fo:color="#666666"/>
    </style:style>
    <style:style style:name="ce16" style:family="table-cell" style:parent-style-name="Default" style:data-style-name="N122">
      <style:text-properties fo:color="#280099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E12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2" table:default-cell-style-name="Default"/>
        <table:table-column table:style-name="co1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Cell #</text:p>
          </table:table-cell>
          <table:table-cell table:style-name="ce3" office:value-type="string" calcext:value-type="string">
            <text:p>V_nom [V]</text:p>
          </table:table-cell>
          <table:table-cell table:style-name="ce3" office:value-type="string" calcext:value-type="string">
            <text:p>V_max [V]</text:p>
          </table:table-cell>
          <table:table-cell table:style-name="ce1" office:value-type="string" calcext:value-type="string">
            <text:p>R1 [k<text:span text:style-name="T1">Ω]</text:span></text:p>
          </table:table-cell>
          <table:table-cell table:style-name="ce1" office:value-type="string" calcext:value-type="string">
            <text:p>R2 [k<text:span text:style-name="T1">Ω</text:span>]</text:p>
          </table:table-cell>
          <table:table-cell table:style-name="ce6" office:value-type="string" calcext:value-type="string">
            <text:p>U2 [V]</text:p>
          </table:table-cell>
          <table:table-cell table:style-name="ce6" office:value-type="string" calcext:value-type="string">
            <text:p>I [mA]</text:p>
          </table:table-cell>
          <table:table-cell table:style-name="ce1" office:value-type="string" calcext:value-type="string">
            <text:p>Resolution [mV]</text:p>
          </table:table-cell>
          <table:table-cell table:style-name="ce1"/>
          <table:table-cell table:style-name="ce10" office:value-type="string" calcext:value-type="string">
            <text:p>V_calib</text:p>
          </table:table-cell>
          <table:table-cell table:style-name="ce1" office:value-type="string" calcext:value-type="string">
            <text:p>n_calib</text:p>
          </table:table-cell>
          <table:table-cell table:style-name="ce1"/>
          <table:table-cell table:style-name="ce1" office:value-type="string" calcext:value-type="string">
            <text:p>V_n-2</text:p>
          </table:table-cell>
          <table:table-cell table:style-name="ce1" office:value-type="string" calcext:value-type="string">
            <text:p>V_n-1</text:p>
          </table:table-cell>
          <table:table-cell table:style-name="ce1" office:value-type="string" calcext:value-type="string">
            <text:p>V_n</text:p>
          </table:table-cell>
          <table:table-cell table:style-name="ce1" office:value-type="string" calcext:value-type="string">
            <text:p>V_n+1</text:p>
          </table:table-cell>
          <table:table-cell table:style-name="ce1" office:value-type="string" calcext:value-type="string">
            <text:p>V_n+2</text:p>
          </table:table-cell>
          <table:table-cell table:style-name="ce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3.2" office:value-type="float" office:value="3.2" calcext:value-type="float">
            <text:p>3.2</text:p>
          </table:table-cell>
          <table:table-cell table:formula="of:=[.A2]*3.8" office:value-type="float" office:value="3.8" calcext:value-type="float">
            <text:p>3.8</text:p>
          </table:table-cell>
          <table:table-cell table:number-columns-repeated="2"/>
          <table:table-cell table:formula="of:=[.C2]" office:value-type="float" office:value="3.8" calcext:value-type="float">
            <text:p>3.800</text:p>
          </table:table-cell>
          <table:table-cell office:value-type="float" office:value="0" calcext:value-type="float">
            <text:p>0.000</text:p>
          </table:table-cell>
          <table:table-cell table:style-name="ce9" table:formula="of:=[.C2]/([.F2]/5*1024)*1000" office:value-type="float" office:value="4.8828125" calcext:value-type="float">
            <text:p>5</text:p>
          </table:table-cell>
          <table:table-cell table:style-name="ce9"/>
          <table:table-cell table:style-name="ce11" office:value-type="float" office:value="3.34" calcext:value-type="float">
            <text:p>3,340</text:p>
          </table:table-cell>
          <table:table-cell table:style-name="ce14" table:formula="of:=ROUND([.J2]*1000/[.H2])" office:value-type="float" office:value="684" calcext:value-type="float">
            <text:p>684</text:p>
          </table:table-cell>
          <table:table-cell table:style-name="ce15"/>
          <table:table-cell table:style-name="ce12" table:formula="of:=[.$H2]*([.$K2]-2)/1000" office:value-type="float" office:value="3.330078125" calcext:value-type="float">
            <text:p>3,330</text:p>
          </table:table-cell>
          <table:table-cell table:style-name="ce12" table:formula="of:=[.$H2]*([.$K2]-1)/1000" office:value-type="float" office:value="3.3349609375" calcext:value-type="float">
            <text:p>3,335</text:p>
          </table:table-cell>
          <table:table-cell table:style-name="ce16" table:formula="of:=[.$H2]*([.$K2])/1000" office:value-type="float" office:value="3.33984375" calcext:value-type="float">
            <text:p>3,340</text:p>
          </table:table-cell>
          <table:table-cell table:style-name="ce12" table:formula="of:=[.$H2]*([.$K2]+1)/1000" office:value-type="float" office:value="3.3447265625" calcext:value-type="float">
            <text:p>3,345</text:p>
          </table:table-cell>
          <table:table-cell table:style-name="ce12" table:formula="of:=[.$H2]*([.$K2]+2)/1000" office:value-type="float" office:value="3.349609375" calcext:value-type="float">
            <text:p>3,350</text:p>
          </table:table-cell>
          <table:table-cell table:number-columns-repeated="1007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A3]*3.2" office:value-type="float" office:value="6.4" calcext:value-type="float">
            <text:p>6.4</text:p>
          </table:table-cell>
          <table:table-cell table:formula="of:=[.A3]*3.8" office:value-type="float" office:value="7.6" calcext:value-type="float">
            <text:p>7.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formula="of:=[.C3]*[.E3]/([.E3]+[.D3])" office:value-type="float" office:value="4.82702702702703" calcext:value-type="float">
            <text:p>4.827</text:p>
          </table:table-cell>
          <table:table-cell table:formula="of:=[.C3]/([.D3]*1000+[.E3]*1000)*1000" office:value-type="float" office:value="0.102702702702703" calcext:value-type="float">
            <text:p>0.103</text:p>
          </table:table-cell>
          <table:table-cell table:style-name="ce9" table:formula="of:=[.C3]/([.F3]/5*1024)*1000" office:value-type="float" office:value="7.68783244680851" calcext:value-type="float">
            <text:p>8</text:p>
          </table:table-cell>
          <table:table-cell table:style-name="ce9"/>
          <table:table-cell table:style-name="ce11" office:value-type="float" office:value="6.683" calcext:value-type="float">
            <text:p>6,683</text:p>
          </table:table-cell>
          <table:table-cell table:style-name="ce14" table:formula="of:=ROUND([.J3]*1000/[.H3])" office:value-type="float" office:value="869" calcext:value-type="float">
            <text:p>869</text:p>
          </table:table-cell>
          <table:table-cell table:style-name="ce15"/>
          <table:table-cell table:style-name="ce12" table:formula="of:=[.$H3]*([.$K3]-2)/1000" office:value-type="float" office:value="6.66535073138298" calcext:value-type="float">
            <text:p>6,665</text:p>
          </table:table-cell>
          <table:table-cell table:style-name="ce12" table:formula="of:=[.$H3]*([.$K3]-1)/1000" office:value-type="float" office:value="6.67303856382979" calcext:value-type="float">
            <text:p>6,673</text:p>
          </table:table-cell>
          <table:table-cell table:style-name="ce16" table:formula="of:=[.$H3]*([.$K3])/1000" office:value-type="float" office:value="6.6807263962766" calcext:value-type="float">
            <text:p>6,681</text:p>
          </table:table-cell>
          <table:table-cell table:style-name="ce12" table:formula="of:=[.$H3]*([.$K3]+1)/1000" office:value-type="float" office:value="6.6884142287234" calcext:value-type="float">
            <text:p>6,688</text:p>
          </table:table-cell>
          <table:table-cell table:style-name="ce12" table:formula="of:=[.$H3]*([.$K3]+2)/1000" office:value-type="float" office:value="6.69610206117021" calcext:value-type="float">
            <text:p>6,696</text:p>
          </table:table-cell>
          <table:table-cell table:number-columns-repeated="100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A4]*3.2" office:value-type="float" office:value="9.6" calcext:value-type="float">
            <text:p>9.6</text:p>
          </table:table-cell>
          <table:table-cell table:formula="of:=[.A4]*3.8" office:value-type="float" office:value="11.4" calcext:value-type="float">
            <text:p>11.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formula="of:=[.C4]*[.E4]/([.E4]+[.D4])" office:value-type="float" office:value="4.65913043478261" calcext:value-type="float">
            <text:p>4.659</text:p>
          </table:table-cell>
          <table:table-cell table:formula="of:=[.C4]/([.D4]*1000+[.E4]*1000)*1000" office:value-type="float" office:value="0.0991304347826087" calcext:value-type="float">
            <text:p>0.099</text:p>
          </table:table-cell>
          <table:table-cell table:style-name="ce9" table:formula="of:=[.C4]/([.F4]/5*1024)*1000" office:value-type="float" office:value="11.9473071808511" calcext:value-type="float">
            <text:p>12</text:p>
          </table:table-cell>
          <table:table-cell table:style-name="ce9"/>
          <table:table-cell table:style-name="ce11" office:value-type="float" office:value="10.029" calcext:value-type="float">
            <text:p>10,029</text:p>
          </table:table-cell>
          <table:table-cell table:style-name="ce14" table:formula="of:=ROUND([.J4]*1000/[.H4])" office:value-type="float" office:value="839" calcext:value-type="float">
            <text:p>839</text:p>
          </table:table-cell>
          <table:table-cell table:style-name="ce15"/>
          <table:table-cell table:style-name="ce12" table:formula="of:=[.$H4]*([.$K4]-2)/1000" office:value-type="float" office:value="9.99989611037237" calcext:value-type="float">
            <text:p>10,000</text:p>
          </table:table-cell>
          <table:table-cell table:style-name="ce12" table:formula="of:=[.$H4]*([.$K4]-1)/1000" office:value-type="float" office:value="10.0118434175532" calcext:value-type="float">
            <text:p>10,012</text:p>
          </table:table-cell>
          <table:table-cell table:style-name="ce16" table:formula="of:=[.$H4]*([.$K4])/1000" office:value-type="float" office:value="10.0237907247341" calcext:value-type="float">
            <text:p>10,024</text:p>
          </table:table-cell>
          <table:table-cell table:style-name="ce12" table:formula="of:=[.$H4]*([.$K4]+1)/1000" office:value-type="float" office:value="10.0357380319149" calcext:value-type="float">
            <text:p>10,036</text:p>
          </table:table-cell>
          <table:table-cell table:style-name="ce12" table:formula="of:=[.$H4]*([.$K4]+2)/1000" office:value-type="float" office:value="10.0476853390958" calcext:value-type="float">
            <text:p>10,048</text:p>
          </table:table-cell>
          <table:table-cell table:number-columns-repeated="1007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A5]*3.2" office:value-type="float" office:value="12.8" calcext:value-type="float">
            <text:p>12.8</text:p>
          </table:table-cell>
          <table:table-cell table:formula="of:=[.A5]*3.8" office:value-type="float" office:value="15.2" calcext:value-type="float">
            <text:p>15.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formula="of:=[.C5]*[.E5]/([.E5]+[.D5])" office:value-type="float" office:value="4.85986394557823" calcext:value-type="float">
            <text:p>4.860</text:p>
          </table:table-cell>
          <table:table-cell table:formula="of:=[.C5]/([.D5]*1000+[.E5]*1000)*1000" office:value-type="float" office:value="0.103401360544218" calcext:value-type="float">
            <text:p>0.103</text:p>
          </table:table-cell>
          <table:table-cell table:style-name="ce9" table:formula="of:=[.C5]/([.F5]/5*1024)*1000" office:value-type="float" office:value="15.2717752659574" calcext:value-type="float">
            <text:p>15</text:p>
          </table:table-cell>
          <table:table-cell table:style-name="ce9"/>
          <table:table-cell table:style-name="ce11" office:value-type="float" office:value="13.363" calcext:value-type="float">
            <text:p>13,363</text:p>
          </table:table-cell>
          <table:table-cell table:style-name="ce14" table:formula="of:=ROUND([.J5]*1000/[.H5])" office:value-type="float" office:value="875" calcext:value-type="float">
            <text:p>875</text:p>
          </table:table-cell>
          <table:table-cell table:style-name="ce15"/>
          <table:table-cell table:style-name="ce12" table:formula="of:=[.$H5]*([.$K5]-2)/1000" office:value-type="float" office:value="13.3322598071808" calcext:value-type="float">
            <text:p>13,332</text:p>
          </table:table-cell>
          <table:table-cell table:style-name="ce12" table:formula="of:=[.$H5]*([.$K5]-1)/1000" office:value-type="float" office:value="13.3475315824468" calcext:value-type="float">
            <text:p>13,348</text:p>
          </table:table-cell>
          <table:table-cell table:style-name="ce16" table:formula="of:=[.$H5]*([.$K5])/1000" office:value-type="float" office:value="13.3628033577127" calcext:value-type="float">
            <text:p>13,363</text:p>
          </table:table-cell>
          <table:table-cell table:style-name="ce12" table:formula="of:=[.$H5]*([.$K5]+1)/1000" office:value-type="float" office:value="13.3780751329787" calcext:value-type="float">
            <text:p>13,378</text:p>
          </table:table-cell>
          <table:table-cell table:style-name="ce12" table:formula="of:=[.$H5]*([.$K5]+2)/1000" office:value-type="float" office:value="13.3933469082446" calcext:value-type="float">
            <text:p>13,393</text:p>
          </table:table-cell>
          <table:table-cell table:number-columns-repeated="1007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A6]*3.2" office:value-type="float" office:value="16" calcext:value-type="float">
            <text:p>16.0</text:p>
          </table:table-cell>
          <table:table-cell table:formula="of:=[.A6]*3.8" office:value-type="float" office:value="19" calcext:value-type="float">
            <text:p>19.0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table:formula="of:=[.C6]*[.E6]/([.E6]+[.D6])" office:value-type="float" office:value="4.53299492385787" calcext:value-type="float">
            <text:p>4.533</text:p>
          </table:table-cell>
          <table:table-cell table:formula="of:=[.C6]/([.D6]*1000+[.E6]*1000)*1000" office:value-type="float" office:value="0.0964467005076142" calcext:value-type="float">
            <text:p>0.096</text:p>
          </table:table-cell>
          <table:table-cell table:style-name="ce9" table:formula="of:=[.C6]/([.F6]/5*1024)*1000" office:value-type="float" office:value="20.4662566489362" calcext:value-type="float">
            <text:p>20</text:p>
          </table:table-cell>
          <table:table-cell table:style-name="ce9"/>
          <table:table-cell table:style-name="ce11" office:value-type="float" office:value="16.69" calcext:value-type="float">
            <text:p>16,690</text:p>
          </table:table-cell>
          <table:table-cell table:style-name="ce14" table:formula="of:=ROUND([.J6]*1000/[.H6])" office:value-type="float" office:value="815" calcext:value-type="float">
            <text:p>815</text:p>
          </table:table-cell>
          <table:table-cell table:style-name="ce15"/>
          <table:table-cell table:style-name="ce12" table:formula="of:=[.$H6]*([.$K6]-2)/1000" office:value-type="float" office:value="16.6390666555851" calcext:value-type="float">
            <text:p>16,639</text:p>
          </table:table-cell>
          <table:table-cell table:style-name="ce12" table:formula="of:=[.$H6]*([.$K6]-1)/1000" office:value-type="float" office:value="16.6595329122341" calcext:value-type="float">
            <text:p>16,660</text:p>
          </table:table-cell>
          <table:table-cell table:style-name="ce16" table:formula="of:=[.$H6]*([.$K6])/1000" office:value-type="float" office:value="16.679999168883" calcext:value-type="float">
            <text:p>16,680</text:p>
          </table:table-cell>
          <table:table-cell table:style-name="ce12" table:formula="of:=[.$H6]*([.$K6]+1)/1000" office:value-type="float" office:value="16.7004654255319" calcext:value-type="float">
            <text:p>16,700</text:p>
          </table:table-cell>
          <table:table-cell table:style-name="ce12" table:formula="of:=[.$H6]*([.$K6]+2)/1000" office:value-type="float" office:value="16.7209316821809" calcext:value-type="float">
            <text:p>16,721</text:p>
          </table:table-cell>
          <table:table-cell table:number-columns-repeated="1007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A7]*3.2" office:value-type="float" office:value="19.2" calcext:value-type="float">
            <text:p>19.2</text:p>
          </table:table-cell>
          <table:table-cell table:formula="of:=[.A7]*3.8" office:value-type="float" office:value="22.8" calcext:value-type="float">
            <text:p>22.8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formula="of:=[.C7]*[.E7]/([.E7]+[.D7])" office:value-type="float" office:value="4.72070484581498" calcext:value-type="float">
            <text:p>4.721</text:p>
          </table:table-cell>
          <table:table-cell table:formula="of:=[.C7]/([.D7]*1000+[.E7]*1000)*1000" office:value-type="float" office:value="0.100440528634361" calcext:value-type="float">
            <text:p>0.100</text:p>
          </table:table-cell>
          <table:table-cell table:style-name="ce9" table:formula="of:=[.C7]/([.F7]/5*1024)*1000" office:value-type="float" office:value="23.5829454787234" calcext:value-type="float">
            <text:p>24</text:p>
          </table:table-cell>
          <table:table-cell table:style-name="ce9"/>
          <table:table-cell table:style-name="ce11" office:value-type="float" office:value="20.069" calcext:value-type="float">
            <text:p>20,069</text:p>
          </table:table-cell>
          <table:table-cell table:style-name="ce14" table:formula="of:=ROUND([.J7]*1000/[.H7])" office:value-type="float" office:value="851" calcext:value-type="float">
            <text:p>851</text:p>
          </table:table-cell>
          <table:table-cell table:style-name="ce15"/>
          <table:table-cell table:style-name="ce12" table:formula="of:=[.$H7]*([.$K7]-2)/1000" office:value-type="float" office:value="20.0219207114362" calcext:value-type="float">
            <text:p>20,022</text:p>
          </table:table-cell>
          <table:table-cell table:style-name="ce12" table:formula="of:=[.$H7]*([.$K7]-1)/1000" office:value-type="float" office:value="20.0455036569149" calcext:value-type="float">
            <text:p>20,046</text:p>
          </table:table-cell>
          <table:table-cell table:style-name="ce16" table:formula="of:=[.$H7]*([.$K7])/1000" office:value-type="float" office:value="20.0690866023936" calcext:value-type="float">
            <text:p>20,069</text:p>
          </table:table-cell>
          <table:table-cell table:style-name="ce12" table:formula="of:=[.$H7]*([.$K7]+1)/1000" office:value-type="float" office:value="20.0926695478723" calcext:value-type="float">
            <text:p>20,093</text:p>
          </table:table-cell>
          <table:table-cell table:style-name="ce12" table:formula="of:=[.$H7]*([.$K7]+2)/1000" office:value-type="float" office:value="20.1162524933511" calcext:value-type="float">
            <text:p>20,116</text:p>
          </table:table-cell>
          <table:table-cell table:number-columns-repeated="1007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A8]*3.2" office:value-type="float" office:value="22.4" calcext:value-type="float">
            <text:p>22.4</text:p>
          </table:table-cell>
          <table:table-cell table:formula="of:=[.A8]*3.8" office:value-type="float" office:value="26.6" calcext:value-type="float">
            <text:p>26.6</text:p>
          </table:table-cell>
          <table:table-cell office:value-type="float" office:value="220" calcext:value-type="float">
            <text:p>220</text:p>
          </table:table-cell>
          <table:table-cell office:value-type="float" office:value="47" calcext:value-type="float">
            <text:p>47</text:p>
          </table:table-cell>
          <table:table-cell table:formula="of:=[.C8]*[.E8]/([.E8]+[.D8])" office:value-type="float" office:value="4.68239700374532" calcext:value-type="float">
            <text:p>4.682</text:p>
          </table:table-cell>
          <table:table-cell table:formula="of:=[.C8]/([.D8]*1000+[.E8]*1000)*1000" office:value-type="float" office:value="0.099625468164794" calcext:value-type="float">
            <text:p>0.100</text:p>
          </table:table-cell>
          <table:table-cell table:style-name="ce9" table:formula="of:=[.C8]/([.F8]/5*1024)*1000" office:value-type="float" office:value="27.7385305851064" calcext:value-type="float">
            <text:p>28</text:p>
          </table:table-cell>
          <table:table-cell table:style-name="ce9"/>
          <table:table-cell table:style-name="ce11" office:value-type="float" office:value="23.393" calcext:value-type="float">
            <text:p>23,393</text:p>
          </table:table-cell>
          <table:table-cell table:style-name="ce14" table:formula="of:=ROUND([.J8]*1000/[.H8])" office:value-type="float" office:value="843" calcext:value-type="float">
            <text:p>843</text:p>
          </table:table-cell>
          <table:table-cell table:style-name="ce15"/>
          <table:table-cell table:style-name="ce12" table:formula="of:=[.$H8]*([.$K8]-2)/1000" office:value-type="float" office:value="23.3281042220745" calcext:value-type="float">
            <text:p>23,328</text:p>
          </table:table-cell>
          <table:table-cell table:style-name="ce12" table:formula="of:=[.$H8]*([.$K8]-1)/1000" office:value-type="float" office:value="23.3558427526596" calcext:value-type="float">
            <text:p>23,356</text:p>
          </table:table-cell>
          <table:table-cell table:style-name="ce16" table:formula="of:=[.$H8]*([.$K8])/1000" office:value-type="float" office:value="23.3835812832447" calcext:value-type="float">
            <text:p>23,384</text:p>
          </table:table-cell>
          <table:table-cell table:style-name="ce12" table:formula="of:=[.$H8]*([.$K8]+1)/1000" office:value-type="float" office:value="23.4113198138298" calcext:value-type="float">
            <text:p>23,411</text:p>
          </table:table-cell>
          <table:table-cell table:style-name="ce12" table:formula="of:=[.$H8]*([.$K8]+2)/1000" office:value-type="float" office:value="23.4390583444149" calcext:value-type="float">
            <text:p>23,439</text:p>
          </table:table-cell>
          <table:table-cell table:number-columns-repeated="1007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A9]*3.2" office:value-type="float" office:value="25.6" calcext:value-type="float">
            <text:p>25.6</text:p>
          </table:table-cell>
          <table:table-cell table:formula="of:=[.A9]*3.8" office:value-type="float" office:value="30.4" calcext:value-type="float">
            <text:p>30.4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table:formula="of:=[.C9]*[.E9]/([.E9]+[.D9])" office:value-type="float" office:value="4.50725552050473" calcext:value-type="float">
            <text:p>4.507</text:p>
          </table:table-cell>
          <table:table-cell table:formula="of:=[.C9]/([.D9]*1000+[.E9]*1000)*1000" office:value-type="float" office:value="0.0958990536277602" calcext:value-type="float">
            <text:p>0.096</text:p>
          </table:table-cell>
          <table:table-cell table:style-name="ce9" table:formula="of:=[.C9]/([.F9]/5*1024)*1000" office:value-type="float" office:value="32.9330119680851" calcext:value-type="float">
            <text:p>33</text:p>
          </table:table-cell>
          <table:table-cell table:style-name="ce9"/>
          <table:table-cell table:style-name="ce11" office:value-type="float" office:value="26.736" calcext:value-type="float">
            <text:p>26,736</text:p>
          </table:table-cell>
          <table:table-cell table:style-name="ce14" table:formula="of:=ROUND([.J9]*1000/[.H9])" office:value-type="float" office:value="812" calcext:value-type="float">
            <text:p>812</text:p>
          </table:table-cell>
          <table:table-cell table:style-name="ce15"/>
          <table:table-cell table:style-name="ce12" table:formula="of:=[.$H9]*([.$K9]-2)/1000" office:value-type="float" office:value="26.6757396941489" calcext:value-type="float">
            <text:p>26,676</text:p>
          </table:table-cell>
          <table:table-cell table:style-name="ce12" table:formula="of:=[.$H9]*([.$K9]-1)/1000" office:value-type="float" office:value="26.708672706117" calcext:value-type="float">
            <text:p>26,709</text:p>
          </table:table-cell>
          <table:table-cell table:style-name="ce16" table:formula="of:=[.$H9]*([.$K9])/1000" office:value-type="float" office:value="26.7416057180851" calcext:value-type="float">
            <text:p>26,742</text:p>
          </table:table-cell>
          <table:table-cell table:style-name="ce12" table:formula="of:=[.$H9]*([.$K9]+1)/1000" office:value-type="float" office:value="26.7745387300532" calcext:value-type="float">
            <text:p>26,775</text:p>
          </table:table-cell>
          <table:table-cell table:style-name="ce12" table:formula="of:=[.$H9]*([.$K9]+2)/1000" office:value-type="float" office:value="26.8074717420213" calcext:value-type="float">
            <text:p>26,807</text:p>
          </table:table-cell>
          <table:table-cell table:number-columns-repeated="1007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A10]*3.2" office:value-type="float" office:value="28.8" calcext:value-type="float">
            <text:p>28.8</text:p>
          </table:table-cell>
          <table:table-cell table:formula="of:=[.A10]*3.8" office:value-type="float" office:value="34.2" calcext:value-type="float">
            <text:p>34.2</text:p>
          </table:table-cell>
          <table:table-cell office:value-type="float" office:value="330" calcext:value-type="float">
            <text:p>330</text:p>
          </table:table-cell>
          <table:table-cell office:value-type="float" office:value="47" calcext:value-type="float">
            <text:p>47</text:p>
          </table:table-cell>
          <table:table-cell table:formula="of:=[.C10]*[.E10]/([.E10]+[.D10])" office:value-type="float" office:value="4.26366047745358" calcext:value-type="float">
            <text:p>4.264</text:p>
          </table:table-cell>
          <table:table-cell table:formula="of:=[.C10]/([.D10]*1000+[.E10]*1000)*1000" office:value-type="float" office:value="0.0907161803713528" calcext:value-type="float">
            <text:p>0.091</text:p>
          </table:table-cell>
          <table:table-cell table:style-name="ce9" table:formula="of:=[.C10]/([.F10]/5*1024)*1000" office:value-type="float" office:value="39.1663896276596" calcext:value-type="float">
            <text:p>39</text:p>
          </table:table-cell>
          <table:table-cell table:style-name="ce9"/>
          <table:table-cell table:style-name="ce11" office:value-type="float" office:value="30.109" calcext:value-type="float">
            <text:p>30,109</text:p>
          </table:table-cell>
          <table:table-cell table:style-name="ce14" table:formula="of:=ROUND([.J10]*1000/[.H10])" office:value-type="float" office:value="769" calcext:value-type="float">
            <text:p>769</text:p>
          </table:table-cell>
          <table:table-cell table:style-name="ce15"/>
          <table:table-cell table:style-name="ce12" table:formula="of:=[.$H10]*([.$K10]-2)/1000" office:value-type="float" office:value="30.0406208444149" calcext:value-type="float">
            <text:p>30,041</text:p>
          </table:table-cell>
          <table:table-cell table:style-name="ce12" table:formula="of:=[.$H10]*([.$K10]-1)/1000" office:value-type="float" office:value="30.0797872340426" calcext:value-type="float">
            <text:p>30,080</text:p>
          </table:table-cell>
          <table:table-cell table:style-name="ce16" table:formula="of:=[.$H10]*([.$K10])/1000" office:value-type="float" office:value="30.1189536236702" calcext:value-type="float">
            <text:p>30,119</text:p>
          </table:table-cell>
          <table:table-cell table:style-name="ce12" table:formula="of:=[.$H10]*([.$K10]+1)/1000" office:value-type="float" office:value="30.1581200132979" calcext:value-type="float">
            <text:p>30,158</text:p>
          </table:table-cell>
          <table:table-cell table:style-name="ce12" table:formula="of:=[.$H10]*([.$K10]+2)/1000" office:value-type="float" office:value="30.1972864029255" calcext:value-type="float">
            <text:p>30,197</text:p>
          </table:table-cell>
          <table:table-cell table:number-columns-repeated="1007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A11]*3.2" office:value-type="float" office:value="32" calcext:value-type="float">
            <text:p>32.0</text:p>
          </table:table-cell>
          <table:table-cell table:formula="of:=[.A11]*3.8" office:value-type="float" office:value="38" calcext:value-type="float">
            <text:p>38.0</text:p>
          </table:table-cell>
          <table:table-cell office:value-type="float" office:value="330" calcext:value-type="float">
            <text:p>330</text:p>
          </table:table-cell>
          <table:table-cell office:value-type="float" office:value="47" calcext:value-type="float">
            <text:p>47</text:p>
          </table:table-cell>
          <table:table-cell table:formula="of:=[.C11]*[.E11]/([.E11]+[.D11])" office:value-type="float" office:value="4.73740053050398" calcext:value-type="float">
            <text:p>4.737</text:p>
          </table:table-cell>
          <table:table-cell table:formula="of:=[.C11]/([.D11]*1000+[.E11]*1000)*1000" office:value-type="float" office:value="0.10079575596817" calcext:value-type="float">
            <text:p>0.101</text:p>
          </table:table-cell>
          <table:table-cell table:style-name="ce9" table:formula="of:=[.C11]/([.F11]/5*1024)*1000" office:value-type="float" office:value="39.1663896276596" calcext:value-type="float">
            <text:p>39</text:p>
          </table:table-cell>
          <table:table-cell table:style-name="ce9"/>
          <table:table-cell table:style-name="ce11" office:value-type="float" office:value="33.423" calcext:value-type="float">
            <text:p>33,423</text:p>
          </table:table-cell>
          <table:table-cell table:style-name="ce14" table:formula="of:=ROUND([.J11]*1000/[.H11])" office:value-type="float" office:value="853" calcext:value-type="float">
            <text:p>853</text:p>
          </table:table-cell>
          <table:table-cell table:style-name="ce15"/>
          <table:table-cell table:style-name="ce12" table:formula="of:=[.$H11]*([.$K11]-2)/1000" office:value-type="float" office:value="33.3305975731383" calcext:value-type="float">
            <text:p>33,331</text:p>
          </table:table-cell>
          <table:table-cell table:style-name="ce12" table:formula="of:=[.$H11]*([.$K11]-1)/1000" office:value-type="float" office:value="33.369763962766" calcext:value-type="float">
            <text:p>33,370</text:p>
          </table:table-cell>
          <table:table-cell table:style-name="ce16" table:formula="of:=[.$H11]*([.$K11])/1000" office:value-type="float" office:value="33.4089303523936" calcext:value-type="float">
            <text:p>33,409</text:p>
          </table:table-cell>
          <table:table-cell table:style-name="ce12" table:formula="of:=[.$H11]*([.$K11]+1)/1000" office:value-type="float" office:value="33.4480967420213" calcext:value-type="float">
            <text:p>33,448</text:p>
          </table:table-cell>
          <table:table-cell table:style-name="ce12" table:formula="of:=[.$H11]*([.$K11]+2)/1000" office:value-type="float" office:value="33.487263131649" calcext:value-type="float">
            <text:p>33,487</text:p>
          </table:table-cell>
          <table:table-cell table:number-columns-repeated="1007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A12]*3.2" office:value-type="float" office:value="35.2" calcext:value-type="float">
            <text:p>35.2</text:p>
          </table:table-cell>
          <table:table-cell table:formula="of:=[.A12]*3.8" office:value-type="float" office:value="41.8" calcext:value-type="float">
            <text:p>41.8</text:p>
          </table:table-cell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table:formula="of:=[.C12]*[.E12]/([.E12]+[.D12])" office:value-type="float" office:value="4.49565217391304" calcext:value-type="float">
            <text:p>4.496</text:p>
          </table:table-cell>
          <table:table-cell table:formula="of:=[.C12]/([.D12]*1000+[.E12]*1000)*1000" office:value-type="float" office:value="0.0956521739130435" calcext:value-type="float">
            <text:p>0.096</text:p>
          </table:table-cell>
          <table:table-cell table:style-name="ce9" table:formula="of:=[.C12]/([.F12]/5*1024)*1000" office:value-type="float" office:value="45.399767287234" calcext:value-type="float">
            <text:p>45</text:p>
          </table:table-cell>
          <table:table-cell table:style-name="ce9"/>
          <table:table-cell table:style-name="ce11" office:value-type="float" office:value="36.636" calcext:value-type="float">
            <text:p>36,636</text:p>
          </table:table-cell>
          <table:table-cell table:style-name="ce14" table:formula="of:=ROUND([.J12]*1000/[.H12])" office:value-type="float" office:value="807" calcext:value-type="float">
            <text:p>807</text:p>
          </table:table-cell>
          <table:table-cell table:style-name="ce15"/>
          <table:table-cell table:style-name="ce12" table:formula="of:=[.$H12]*([.$K12]-2)/1000" office:value-type="float" office:value="36.5468126662234" calcext:value-type="float">
            <text:p>36,547</text:p>
          </table:table-cell>
          <table:table-cell table:style-name="ce12" table:formula="of:=[.$H12]*([.$K12]-1)/1000" office:value-type="float" office:value="36.5922124335106" calcext:value-type="float">
            <text:p>36,592</text:p>
          </table:table-cell>
          <table:table-cell table:style-name="ce16" table:formula="of:=[.$H12]*([.$K12])/1000" office:value-type="float" office:value="36.6376122007978" calcext:value-type="float">
            <text:p>36,638</text:p>
          </table:table-cell>
          <table:table-cell table:style-name="ce12" table:formula="of:=[.$H12]*([.$K12]+1)/1000" office:value-type="float" office:value="36.6830119680851" calcext:value-type="float">
            <text:p>36,683</text:p>
          </table:table-cell>
          <table:table-cell table:style-name="ce12" table:formula="of:=[.$H12]*([.$K12]+2)/1000" office:value-type="float" office:value="36.7284117353723" calcext:value-type="float">
            <text:p>36,728</text:p>
          </table:table-cell>
          <table:table-cell table:number-columns-repeated="100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A13]*3.2" office:value-type="float" office:value="38.4" calcext:value-type="float">
            <text:p>38.4</text:p>
          </table:table-cell>
          <table:table-cell table:formula="of:=[.A13]*3.8" office:value-type="float" office:value="45.6" calcext:value-type="float">
            <text:p>45.6</text:p>
          </table:table-cell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table:formula="of:=[.C13]*[.E13]/([.E13]+[.D13])" office:value-type="float" office:value="4.90434782608696" calcext:value-type="float">
            <text:p>4.904</text:p>
          </table:table-cell>
          <table:table-cell table:formula="of:=[.C13]/([.D13]*1000+[.E13]*1000)*1000" office:value-type="float" office:value="0.104347826086957" calcext:value-type="float">
            <text:p>0.104</text:p>
          </table:table-cell>
          <table:table-cell table:style-name="ce9" table:formula="of:=[.C13]/([.F13]/5*1024)*1000" office:value-type="float" office:value="45.399767287234" calcext:value-type="float">
            <text:p>45</text:p>
          </table:table-cell>
          <table:table-cell table:style-name="ce9"/>
          <table:table-cell table:style-name="ce11" office:value-type="float" office:value="39.939" calcext:value-type="float">
            <text:p>39,939</text:p>
          </table:table-cell>
          <table:table-cell table:style-name="ce14" table:formula="of:=ROUND([.J13]*1000/[.H13])" office:value-type="float" office:value="880" calcext:value-type="float">
            <text:p>880</text:p>
          </table:table-cell>
          <table:table-cell table:style-name="ce15"/>
          <table:table-cell table:style-name="ce12" table:formula="of:=[.$H13]*([.$K13]-2)/1000" office:value-type="float" office:value="39.8609956781914" calcext:value-type="float">
            <text:p>39,861</text:p>
          </table:table-cell>
          <table:table-cell table:style-name="ce12" table:formula="of:=[.$H13]*([.$K13]-1)/1000" office:value-type="float" office:value="39.9063954454787" calcext:value-type="float">
            <text:p>39,906</text:p>
          </table:table-cell>
          <table:table-cell table:style-name="ce16" table:formula="of:=[.$H13]*([.$K13])/1000" office:value-type="float" office:value="39.9517952127659" calcext:value-type="float">
            <text:p>39,952</text:p>
          </table:table-cell>
          <table:table-cell table:style-name="ce12" table:formula="of:=[.$H13]*([.$K13]+1)/1000" office:value-type="float" office:value="39.9971949800531" calcext:value-type="float">
            <text:p>39,997</text:p>
          </table:table-cell>
          <table:table-cell table:style-name="ce12" table:formula="of:=[.$H13]*([.$K13]+2)/1000" office:value-type="float" office:value="40.0425947473404" calcext:value-type="float">
            <text:p>40,043</text:p>
          </table:table-cell>
          <table:table-cell table:number-columns-repeated="1007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A14]*3.2" office:value-type="float" office:value="41.6" calcext:value-type="float">
            <text:p>41.6</text:p>
          </table:table-cell>
          <table:table-cell table:formula="of:=[.A14]*3.8" office:value-type="float" office:value="49.4" calcext:value-type="float">
            <text:p>49.4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</text:p>
          </table:table-cell>
          <table:table-cell table:formula="of:=[.C14]*[.E14]/([.E14]+[.D14])" office:value-type="float" office:value="4.49090909090909" calcext:value-type="float">
            <text:p>4.491</text:p>
          </table:table-cell>
          <table:table-cell table:formula="of:=[.C14]/([.D14]*1000+[.E14]*1000)*1000" office:value-type="float" office:value="0.0955512572533849" calcext:value-type="float">
            <text:p>0.096</text:p>
          </table:table-cell>
          <table:table-cell table:style-name="ce9" table:formula="of:=[.C14]/([.F14]/5*1024)*1000" office:value-type="float" office:value="53.7109375" calcext:value-type="float">
            <text:p>54</text:p>
          </table:table-cell>
          <table:table-cell table:style-name="ce9"/>
          <table:table-cell table:style-name="ce11" office:value-type="float" office:value="43.242" calcext:value-type="float">
            <text:p>43,242</text:p>
          </table:table-cell>
          <table:table-cell table:style-name="ce14" table:formula="of:=ROUND([.J14]*1000/[.H14])" office:value-type="float" office:value="805" calcext:value-type="float">
            <text:p>805</text:p>
          </table:table-cell>
          <table:table-cell table:style-name="ce15"/>
          <table:table-cell table:style-name="ce12" table:formula="of:=[.$H14]*([.$K14]-2)/1000" office:value-type="float" office:value="43.1298828125" calcext:value-type="float">
            <text:p>43,130</text:p>
          </table:table-cell>
          <table:table-cell table:style-name="ce12" table:formula="of:=[.$H14]*([.$K14]-1)/1000" office:value-type="float" office:value="43.18359375" calcext:value-type="float">
            <text:p>43,184</text:p>
          </table:table-cell>
          <table:table-cell table:style-name="ce16" table:formula="of:=[.$H14]*([.$K14])/1000" office:value-type="float" office:value="43.2373046875" calcext:value-type="float">
            <text:p>43,237</text:p>
          </table:table-cell>
          <table:table-cell table:style-name="ce12" table:formula="of:=[.$H14]*([.$K14]+1)/1000" office:value-type="float" office:value="43.291015625" calcext:value-type="float">
            <text:p>43,291</text:p>
          </table:table-cell>
          <table:table-cell table:style-name="ce12" table:formula="of:=[.$H14]*([.$K14]+2)/1000" office:value-type="float" office:value="43.3447265625" calcext:value-type="float">
            <text:p>43,345</text:p>
          </table:table-cell>
          <table:table-cell table:number-columns-repeated="1007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A15]*3.2" office:value-type="float" office:value="44.8" calcext:value-type="float">
            <text:p>44.8</text:p>
          </table:table-cell>
          <table:table-cell table:formula="of:=[.A15]*3.8" office:value-type="float" office:value="53.2" calcext:value-type="float">
            <text:p>53.2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</text:p>
          </table:table-cell>
          <table:table-cell table:formula="of:=[.C15]*[.E15]/([.E15]+[.D15])" office:value-type="float" office:value="4.83636363636364" calcext:value-type="float">
            <text:p>4.836</text:p>
          </table:table-cell>
          <table:table-cell table:formula="of:=[.C15]/([.D15]*1000+[.E15]*1000)*1000" office:value-type="float" office:value="0.102901353965184" calcext:value-type="float">
            <text:p>0.103</text:p>
          </table:table-cell>
          <table:table-cell table:style-name="ce9" table:formula="of:=[.C15]/([.F15]/5*1024)*1000" office:value-type="float" office:value="53.7109375" calcext:value-type="float">
            <text:p>54</text:p>
          </table:table-cell>
          <table:table-cell table:style-name="ce9"/>
          <table:table-cell table:style-name="ce11" office:value-type="float" office:value="46.459" calcext:value-type="float">
            <text:p>46,459</text:p>
          </table:table-cell>
          <table:table-cell table:style-name="ce14" table:formula="of:=ROUND([.J15]*1000/[.H15])" office:value-type="float" office:value="865" calcext:value-type="float">
            <text:p>865</text:p>
          </table:table-cell>
          <table:table-cell table:style-name="ce15"/>
          <table:table-cell table:style-name="ce12" table:formula="of:=[.$H15]*([.$K15]-2)/1000" office:value-type="float" office:value="46.3525390625" calcext:value-type="float">
            <text:p>46,353</text:p>
          </table:table-cell>
          <table:table-cell table:style-name="ce12" table:formula="of:=[.$H15]*([.$K15]-1)/1000" office:value-type="float" office:value="46.40625" calcext:value-type="float">
            <text:p>46,406</text:p>
          </table:table-cell>
          <table:table-cell table:style-name="ce16" table:formula="of:=[.$H15]*([.$K15])/1000" office:value-type="float" office:value="46.4599609375" calcext:value-type="float">
            <text:p>46,460</text:p>
          </table:table-cell>
          <table:table-cell table:style-name="ce12" table:formula="of:=[.$H15]*([.$K15]+1)/1000" office:value-type="float" office:value="46.513671875" calcext:value-type="float">
            <text:p>46,514</text:p>
          </table:table-cell>
          <table:table-cell table:style-name="ce12" table:formula="of:=[.$H15]*([.$K15]+2)/1000" office:value-type="float" office:value="46.5673828125" calcext:value-type="float">
            <text:p>46,567</text:p>
          </table:table-cell>
          <table:table-cell table:number-columns-repeated="1007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A16]*3.2" office:value-type="float" office:value="48" calcext:value-type="float">
            <text:p>48.0</text:p>
          </table:table-cell>
          <table:table-cell table:formula="of:=[.A16]*3.8" office:value-type="float" office:value="57" calcext:value-type="float">
            <text:p>57.0</text:p>
          </table:table-cell>
          <table:table-cell office:value-type="float" office:value="560" calcext:value-type="float">
            <text:p>560</text:p>
          </table:table-cell>
          <table:table-cell office:value-type="float" office:value="47" calcext:value-type="float">
            <text:p>47</text:p>
          </table:table-cell>
          <table:table-cell table:formula="of:=[.C16]*[.E16]/([.E16]+[.D16])" office:value-type="float" office:value="4.41350906095552" calcext:value-type="float">
            <text:p>4.414</text:p>
          </table:table-cell>
          <table:table-cell table:formula="of:=[.C16]/([.D16]*1000+[.E16]*1000)*1000" office:value-type="float" office:value="0.0939044481054366" calcext:value-type="float">
            <text:p>0.094</text:p>
          </table:table-cell>
          <table:table-cell table:style-name="ce9" table:formula="of:=[.C16]/([.F16]/5*1024)*1000" office:value-type="float" office:value="63.0610039893617" calcext:value-type="float">
            <text:p>63</text:p>
          </table:table-cell>
          <table:table-cell table:style-name="ce9"/>
          <table:table-cell table:style-name="ce11" office:value-type="float" office:value="49.998" calcext:value-type="float">
            <text:p>49,998</text:p>
          </table:table-cell>
          <table:table-cell table:style-name="ce14" table:formula="of:=ROUND([.J16]*1000/[.H16])" office:value-type="float" office:value="793" calcext:value-type="float">
            <text:p>793</text:p>
          </table:table-cell>
          <table:table-cell table:style-name="ce15"/>
          <table:table-cell table:style-name="ce12" table:formula="of:=[.$H16]*([.$K16]-2)/1000" office:value-type="float" office:value="49.8812541555851" calcext:value-type="float">
            <text:p>49,881</text:p>
          </table:table-cell>
          <table:table-cell table:style-name="ce12" table:formula="of:=[.$H16]*([.$K16]-1)/1000" office:value-type="float" office:value="49.9443151595745" calcext:value-type="float">
            <text:p>49,944</text:p>
          </table:table-cell>
          <table:table-cell table:style-name="ce16" table:formula="of:=[.$H16]*([.$K16])/1000" office:value-type="float" office:value="50.0073761635638" calcext:value-type="float">
            <text:p>50,007</text:p>
          </table:table-cell>
          <table:table-cell table:style-name="ce12" table:formula="of:=[.$H16]*([.$K16]+1)/1000" office:value-type="float" office:value="50.0704371675532" calcext:value-type="float">
            <text:p>50,070</text:p>
          </table:table-cell>
          <table:table-cell table:style-name="ce12" table:formula="of:=[.$H16]*([.$K16]+2)/1000" office:value-type="float" office:value="50.1334981715426" calcext:value-type="float">
            <text:p>50,133</text:p>
          </table:table-cell>
          <table:table-cell table:number-columns-repeated="1007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A17]*3.2" office:value-type="float" office:value="51.2" calcext:value-type="float">
            <text:p>51.2</text:p>
          </table:table-cell>
          <table:table-cell table:formula="of:=[.A17]*3.8" office:value-type="float" office:value="60.8" calcext:value-type="float">
            <text:p>60.8</text:p>
          </table:table-cell>
          <table:table-cell office:value-type="float" office:value="560" calcext:value-type="float">
            <text:p>560</text:p>
          </table:table-cell>
          <table:table-cell office:value-type="float" office:value="47" calcext:value-type="float">
            <text:p>47</text:p>
          </table:table-cell>
          <table:table-cell table:formula="of:=[.C17]*[.E17]/([.E17]+[.D17])" office:value-type="float" office:value="4.70774299835255" calcext:value-type="float">
            <text:p>4.708</text:p>
          </table:table-cell>
          <table:table-cell table:formula="of:=[.C17]/([.D17]*1000+[.E17]*1000)*1000" office:value-type="float" office:value="0.100164744645799" calcext:value-type="float">
            <text:p>0.100</text:p>
          </table:table-cell>
          <table:table-cell table:style-name="ce9" table:formula="of:=[.C17]/([.F17]/5*1024)*1000" office:value-type="float" office:value="63.0610039893617" calcext:value-type="float">
            <text:p>63</text:p>
          </table:table-cell>
          <table:table-cell table:style-name="ce9"/>
          <table:table-cell table:style-name="ce11" office:value-type="float" office:value="53.357" calcext:value-type="float">
            <text:p>53,357</text:p>
          </table:table-cell>
          <table:table-cell table:style-name="ce14" table:formula="of:=ROUND([.J17]*1000/[.H17])" office:value-type="float" office:value="846" calcext:value-type="float">
            <text:p>846</text:p>
          </table:table-cell>
          <table:table-cell table:style-name="ce15"/>
          <table:table-cell table:style-name="ce12" table:formula="of:=[.$H17]*([.$K17]-2)/1000" office:value-type="float" office:value="53.2234873670213" calcext:value-type="float">
            <text:p>53,223</text:p>
          </table:table-cell>
          <table:table-cell table:style-name="ce12" table:formula="of:=[.$H17]*([.$K17]-1)/1000" office:value-type="float" office:value="53.2865483710106" calcext:value-type="float">
            <text:p>53,287</text:p>
          </table:table-cell>
          <table:table-cell table:style-name="ce16" table:formula="of:=[.$H17]*([.$K17])/1000" office:value-type="float" office:value="53.349609375" calcext:value-type="float">
            <text:p>53,350</text:p>
          </table:table-cell>
          <table:table-cell table:style-name="ce12" table:formula="of:=[.$H17]*([.$K17]+1)/1000" office:value-type="float" office:value="53.4126703789894" calcext:value-type="float">
            <text:p>53,413</text:p>
          </table:table-cell>
          <table:table-cell table:style-name="ce12" table:formula="of:=[.$H17]*([.$K17]+2)/1000" office:value-type="float" office:value="53.4757313829787" calcext:value-type="float">
            <text:p>53,47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string" calcext:value-type="string">
            <text:p>Sum:</text:p>
          </table:table-cell>
          <table:table-cell table:style-name="ce6" table:formula="of:=SUM([.G2:.G18])" office:value-type="float" office:value="1.48167998927339" calcext:value-type="float">
            <text:p>1.482</text:p>
          </table:table-cell>
          <table:table-cell table:style-name="ce1" office:value-type="string" calcext:value-type="string">
            <text:p>mA</text:p>
          </table:table-cell>
          <table:table-cell table:style-name="ce1"/>
          <table:table-cell table:style-name="ce13"/>
          <table:table-cell table:style-name="ce12"/>
          <table:table-cell/>
          <table:table-cell table:style-name="ce2"/>
          <table:table-cell/>
          <table:table-cell table:style-name="ce17"/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Tool:</text:p>
          </table:table-cell>
          <table:table-cell table:style-name="ce5" office:value-type="string" calcext:value-type="string">
            <text:p>http://www.shosworld.de/Elektronik/spannungsteiler.html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4" loext:min-decimal-places="4" number:min-integer-digits="1"/>
    </number:number-style>
    <number:number-style style:name="N10124" number:language="en" number:country="US">
      <number:number number:decimal-places="5" loext:min-decimal-places="5" number:min-integer-digits="1"/>
    </number:number-style>
    <number:number-style style:name="N10125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.00.0000</text:date>, <text:time style:data-style-name="N2" text:time-value="09:22:37.6534119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7-07-15T19:39:30.584393239</meta:creation-date>
    <dc:date>2017-07-30T10:19:08.056406120</dc:date>
    <dc:creator>Michael Balzer</dc:creator>
    <meta:editing-duration>PT37M</meta:editing-duration>
    <meta:editing-cycles>17</meta:editing-cycles>
    <meta:generator>LibreOffice/5.2.5.1$Linux_X86_64 LibreOffice_project/20m0$Build-1</meta:generator>
    <meta:document-statistic meta:table-count="1" meta:cell-count="258" meta:object-count="0"/>
  </office:meta>
</office:document-meta>
</file>